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perty.createProperty( Objec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.compareTo( Object arg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Property.setRunningVersion( boolean running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BlankProperty( Object ite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Propert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Property.normalizeMap( Map co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Property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roperty.mergeIn( JMeter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perty.isEqualType( JMeter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In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perty.Abstrac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normalizeList( Collection co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Property.get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makeProperty( Object it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Property.getIterator(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getBlank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pert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.Abstrac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perty.getDouble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roperty.convertObject( Objec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operty.get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.getLong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perty.s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perty.getFloa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roperty.isRunning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